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script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script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script.noscrip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script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oscript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script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script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script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script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script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script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script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script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script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script.noscrip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oscript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script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script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script.noscrip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